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02eb" officeooo:paragraph-rsid="00140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ord and spe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9:40:33.537000000</meta:creation-date>
    <dc:date>2024-09-25T19:40:41.078000000</dc:date>
    <meta:editing-duration>PT7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6.3.2$Windows_X86_64 LibreOffice_project/29d686fea9f6705b262d369fede658f824154cc0</meta:generator>
  </office:meta>
</office:document-meta>
</file>